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B000001F116A25FB810DB07CF.png" manifest:media-type="image/png"/>
  <manifest:file-entry manifest:full-path="Pictures/100002010000014B000001F1474FBEC336E40648.png" manifest:media-type="image/png"/>
  <manifest:file-entry manifest:full-path="Pictures/100002010000014B000001F1ADB981C569690672.png" manifest:media-type="image/png"/>
  <manifest:file-entry manifest:full-path="Pictures/100002010000014B000001F12903F4549066182E.png" manifest:media-type="image/png"/>
  <manifest:file-entry manifest:full-path="Pictures/100002010000014B000001F1C863B25FF0EE96A4.png" manifest:media-type="image/png"/>
  <manifest:file-entry manifest:full-path="Pictures/100002010000014B000001F19E88D1A58B04417F.png" manifest:media-type="image/png"/>
  <manifest:file-entry manifest:full-path="Pictures/100002010000014B000001F172261B24C8E0BEBD.png" manifest:media-type="image/png"/>
  <manifest:file-entry manifest:full-path="Pictures/100002010000014B000001F1D8A9ABEE486CF364.png" manifest:media-type="image/png"/>
  <manifest:file-entry manifest:full-path="Pictures/100002010000014B000001F1D1991D759AEFDB89.png" manifest:media-type="image/png"/>
  <manifest:file-entry manifest:full-path="Pictures/100002010000014B000001F183539A97CE5FADA6.png" manifest:media-type="image/png"/>
  <manifest:file-entry manifest:full-path="Pictures/100002010000014B000001F18DB6F94791C7E693.png" manifest:media-type="image/png"/>
  <manifest:file-entry manifest:full-path="Pictures/100002010000014B000001F18E0F561B92883A0A.png" manifest:media-type="image/png"/>
  <manifest:file-entry manifest:full-path="Pictures/10000201000000F10000006EF5533521C5F29CCF.png" manifest:media-type="image/png"/>
  <manifest:file-entry manifest:full-path="Pictures/100002010000014B000001F160820101AD6550C4.png" manifest:media-type="image/png"/>
  <manifest:file-entry manifest:full-path="Pictures/100002010000014B000001F1DE237C2BA7818E5E.png" manifest:media-type="image/png"/>
  <manifest:file-entry manifest:full-path="Pictures/100002010000014B000001F140AF7FB5B2A5A2D4.png" manifest:media-type="image/png"/>
  <manifest:file-entry manifest:full-path="Pictures/100002010000014B000001F15C23201DEF6B1BE7.png" manifest:media-type="image/png"/>
  <manifest:file-entry manifest:full-path="Pictures/100002010000014B000001F1BA0D67128A6F4771.png" manifest:media-type="image/png"/>
  <manifest:file-entry manifest:full-path="Pictures/100002010000014B000001F193777965D923D015.png" manifest:media-type="image/png"/>
  <manifest:file-entry manifest:full-path="Pictures/10000201000000F10000006E78FAADAF273C44B3.png" manifest:media-type="image/png"/>
  <manifest:file-entry manifest:full-path="Pictures/10000201000000F10000006E90113739A86E06DC.png" manifest:media-type="image/png"/>
  <manifest:file-entry manifest:full-path="Pictures/10000201000000F10000006E20E048692184F8F0.png" manifest:media-type="image/png"/>
  <manifest:file-entry manifest:full-path="Pictures/10000201000000F10000006E7C2E613B033AA3A8.png" manifest:media-type="image/png"/>
  <manifest:file-entry manifest:full-path="Pictures/10000201000000F10000006E23A45691102D86C2.png" manifest:media-type="image/png"/>
  <manifest:file-entry manifest:full-path="Pictures/10000201000000F10000006E35BE63A9423554FF.png" manifest:media-type="image/png"/>
  <manifest:file-entry manifest:full-path="Pictures/10000201000000F10000006E500F01030423D042.png" manifest:media-type="image/png"/>
  <manifest:file-entry manifest:full-path="Pictures/10000201000000F10000006E5A139C56C9C30858.png" manifest:media-type="image/png"/>
  <manifest:file-entry manifest:full-path="Pictures/100002010000014B000001F106EF70EC6F6EB247.png" manifest:media-type="image/png"/>
  <manifest:file-entry manifest:full-path="Pictures/100002010000014B000001F11097E092C5832DA7.png" manifest:media-type="image/png"/>
  <manifest:file-entry manifest:full-path="Pictures/100002010000014B000001F1F1B3182320054023.png" manifest:media-type="image/png"/>
  <manifest:file-entry manifest:full-path="Pictures/100002010000014B000001F1145567E7F096AA9C.png" manifest:media-type="image/png"/>
  <manifest:file-entry manifest:full-path="Pictures/100002010000014B000001F1C6B047ACF96D65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</office:automatic-styles>
  <office:body>
    <office:drawing>
      <draw:page draw:name="page1" draw:style-name="dp1" draw:master-page-name="Padrão">
        <draw:frame draw:style-name="gr1" draw:text-style-name="P1" draw:layer="layout" svg:width="6.05cm" svg:height="9.1cm" svg:x="1cm" svg:y="0.5cm">
          <draw:image xlink:href="Pictures/100002010000014B000001F12903F4549066182E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474FBEC336E40648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C863B25FF0EE96A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9E88D1A58B04417F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D8A9ABEE486CF36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16A25FB810DB07CF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83539A97CE5FADA6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8E0F561B92883A0A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72261B24C8E0BEBD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draw:layer="layout" svg:width="6.06cm" svg:height="9.1cm" svg:x="1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60820101AD6550C4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1" draw:text-style-name="P1" draw:layer="layout" svg:width="6.06cm" svg:height="9.1cm" svg:x="1cm" svg:y="0.5cm">
          <draw:image xlink:href="Pictures/100002010000014B000001F1D1991D759AEFDB89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D1991D759AEFDB89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DE237C2BA7818E5E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DE237C2BA7818E5E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5C23201DEF6B1BE7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draw:layer="layout" svg:width="6.06cm" svg:height="9.1cm" svg:x="1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60820101AD6550C4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1" draw:text-style-name="P1" draw:layer="layout" svg:width="6.05cm" svg:height="9.1cm" svg:x="1cm" svg:y="0.5cm">
          <draw:image xlink:href="Pictures/100002010000014B000001F12903F4549066182E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474FBEC336E40648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C863B25FF0EE96A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9E88D1A58B04417F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D8A9ABEE486CF36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16A25FB810DB07CF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83539A97CE5FADA6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8E0F561B92883A0A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72261B24C8E0BEBD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draw:layer="layout" svg:width="6.059cm" svg:height="9.099cm" svg:x="1.001cm" svg:y="18.9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9.7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9.7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9.7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18.9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18.901cm">
          <draw:image xlink:href="Pictures/100002010000014B000001F1BA0D67128A6F4771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1" draw:text-style-name="P1" draw:layer="layout" svg:width="6.06cm" svg:height="9.1cm" svg:x="1cm" svg:y="0.5cm">
          <draw:image xlink:href="Pictures/100002010000014B000001F1D1991D759AEFDB89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D1991D759AEFDB89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DE237C2BA7818E5E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DE237C2BA7818E5E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5C23201DEF6B1BE7.png" xlink:type="simple" xlink:show="embed" xlink:actuate="onLoad">
            <text:p/>
          </draw:image>
        </draw:frame>
      </draw:page>
      <draw:page draw:name="page8" draw:style-name="dp1" draw:master-page-name="Padrão">
        <draw:frame draw:style-name="gr1" draw:text-style-name="P1" draw:layer="layout" svg:width="6.059cm" svg:height="9.099cm" svg:x="1.001cm" svg:y="18.9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9.7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9.7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9.7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18.9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18.901cm">
          <draw:image xlink:href="Pictures/100002010000014B000001F1BA0D67128A6F4771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19.06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19.06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19.06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19.06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1.26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1.26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1.26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1.26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3.56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3.56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3.56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3.56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5.86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5.86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5.86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5.86cm">
          <draw:image xlink:href="Pictures/10000201000000F10000006E5A139C56C9C30858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5.86cm">
          <draw:image xlink:href="Pictures/10000201000000F10000006E78FAADAF273C44B3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93777965D923D015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8DB6F94791C7E693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1097E092C5832DA7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F1B3182320054023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145567E7F096AA9C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06EF70EC6F6EB247.png" xlink:type="simple" xlink:show="embed" xlink:actuate="onLoad">
            <text:p/>
          </draw:image>
        </draw:frame>
        <draw:frame draw:style-name="gr1" draw:text-style-name="P1" draw:layer="layout" svg:width="6.058cm" svg:height="9.098cm" svg:x="14cm" svg:y="18.902cm">
          <draw:image xlink:href="Pictures/100002010000014B000001F1ADB981C569690672.png" xlink:type="simple" xlink:show="embed" xlink:actuate="onLoad">
            <text:p/>
          </draw:image>
        </draw:frame>
        <draw:frame draw:style-name="gr1" draw:text-style-name="P2" draw:layer="layout" svg:width="4.304cm" svg:height="1.94cm" svg:x="2.3cm" svg:y="19.16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04cm" svg:height="1.94cm" svg:x="2.3cm" svg:y="21.36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04cm" svg:height="1.94cm" svg:x="2.3cm" svg:y="23.66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04cm" svg:height="1.94cm" svg:x="2.3cm" svg:y="25.86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2" draw:layer="layout" svg:width="4.304cm" svg:height="1.94cm" svg:x="8.006cm" svg:y="19.16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04cm" svg:height="1.94cm" svg:x="8.006cm" svg:y="21.36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04cm" svg:height="1.94cm" svg:x="8.006cm" svg:y="23.66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04cm" svg:height="1.94cm" svg:x="8.006cm" svg:y="25.86cm">
          <draw:image xlink:href="Pictures/10000201000000F10000006E5A139C56C9C30858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18.9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2" draw:layer="layout" svg:width="4.3cm" svg:height="1.94cm" svg:x="8.7cm" svg:y="19.1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8.7cm" svg:y="21.3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8.7cm" svg:y="23.6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8.7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2" draw:layer="layout" svg:width="4.3cm" svg:height="1.94cm" svg:x="14.4cm" svg:y="19.1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4.4cm" svg:y="21.3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4.4cm" svg:y="23.6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4.4cm" svg:y="25.86cm">
          <draw:image xlink:href="Pictures/10000201000000F10000006E78FAADAF273C44B3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draw:layer="layout" svg:width="4.3cm" svg:height="1.96cm" svg:x="1.1cm" svg:y="0.3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0.3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0.3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0.3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.5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.5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.5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.5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4.7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4.7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4.7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4.7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6.9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6.9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6.9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6.9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9.1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9.1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9.1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9.1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1.3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1.3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1.3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1.3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3.5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3.5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3.5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3.5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5.7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5.7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5.7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5.7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7.9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7.9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7.9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7.9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0.1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0.1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0.1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0.1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2.3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2.3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2.3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2.3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4.5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4.5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4.5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4.54cm">
          <draw:image xlink:href="Pictures/10000201000000F10000006E5A139C56C9C30858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draw:layer="layout" svg:width="4.3cm" svg:height="1.96cm" svg:x="1.1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4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4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4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4.54cm">
          <draw:image xlink:href="Pictures/10000201000000F10000006E78FAADAF273C44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13:15:56.310000000</meta:creation-date>
    <dc:date>2017-06-08T18:23:43.990000000</dc:date>
    <meta:editing-duration>PT1H27S</meta:editing-duration>
    <meta:editing-cycles>24</meta:editing-cycles>
    <meta:generator>LibreOffice/5.1.2.2$Windows_x86 LibreOffice_project/d3bf12ecb743fc0d20e0be0c58ca359301eb705f</meta:generator>
    <meta:document-statistic meta:object-count="242"/>
  </office:meta>
</office:document-meta>
</file>